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68cm" fo:min-width="3.672cm"/>
    </style:style>
    <style:style style:name="gr2" style:family="graphic" style:parent-style-name="standard">
      <style:graphic-properties draw:textarea-horizontal-align="justify" draw:textarea-vertical-align="middle" draw:auto-grow-height="false" fo:min-height="1.198cm" fo:min-width="4.726cm"/>
    </style:style>
    <style:style style:name="gr3" style:family="graphic" style:parent-style-name="standard">
      <style:graphic-properties draw:textarea-horizontal-align="justify" draw:textarea-vertical-align="middle" draw:auto-grow-height="false" fo:min-height="3.25cm" fo:min-width="7.7cm"/>
    </style:style>
    <style:style style:name="gr4" style:family="graphic" style:parent-style-name="standard">
      <style:graphic-properties draw:textarea-horizontal-align="justify" draw:textarea-vertical-align="middle" draw:auto-grow-height="false" fo:min-height="2.4cm" fo:min-width="2.85cm"/>
    </style:style>
    <style:style style:name="gr5" style:family="graphic" style:parent-style-name="standard">
      <style:graphic-properties draw:textarea-horizontal-align="justify" draw:textarea-vertical-align="middle" draw:auto-grow-height="false" fo:min-height="2.55cm" fo:min-width="5.6cm"/>
    </style:style>
    <style:style style:name="gr6" style:family="graphic" style:parent-style-name="standard">
      <style:graphic-properties draw:textarea-horizontal-align="justify" draw:textarea-vertical-align="middle" draw:auto-grow-height="false" fo:min-height="2.508cm" fo:min-width="4.73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5.9cm" svg:height="3.7cm" svg:x="7.5cm" svg:y="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8.3cm" svg:height="2.3cm" svg:x="5.7cm" svg:y="7.5cm">
          <text:p text:style-name="P1">Podaj 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8.2cm" svg:height="3.5cm" svg:x="6.1cm" svg:y="11.4cm">
          <text:p text:style-name="P1">S = 0</text:p>
          <text:p text:style-name="P1">I = S * S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6.7cm" svg:height="5.3cm" svg:x="6.6cm" svg:y="15.9cm">
          <text:p text:style-name="P1">CZY </text:p>
          <text:p text:style-name="P1">S =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6" draw:id="id6" draw:layer="layout" svg:width="6.1cm" svg:height="2.8cm" svg:x="11.8cm" svg:y="21.6cm">
          <text:p text:style-name="P1">S = S + 1</text:p>
          <text:p text:style-name="P1">I = S * S 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7.4cm" svg:height="3.9cm" svg:x="2.9cm" svg:y="24.3cm">
          <text:p text:style-name="P1">STOP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10.45cm" svg:y1="5.7cm" svg:x2="10.888cm" svg:y2="7.5cm" draw:start-shape="id1" draw:start-glue-point="8" draw:end-shape="id2" draw:end-glue-point="4" svg:d="M10450 5700l438 1800" svg:viewBox="0 0 439 1801">
          <text:p/>
        </draw:connector>
        <draw:connector draw:style-name="gr7" draw:text-style-name="P2" draw:layer="layout" draw:type="line" svg:x1="9.85cm" svg:y1="9.8cm" svg:x2="10.2cm" svg:y2="11.4cm" draw:start-shape="id2" draw:start-glue-point="8" draw:end-shape="id3" draw:end-glue-point="0" svg:d="M9850 9800l350 1600" svg:viewBox="0 0 351 1601">
          <text:p/>
        </draw:connector>
        <draw:connector draw:style-name="gr7" draw:text-style-name="P2" draw:layer="layout" draw:type="line" svg:x1="10.2cm" svg:y1="14.9cm" svg:x2="9.95cm" svg:y2="15.9cm" draw:start-shape="id3" draw:start-glue-point="2" draw:end-shape="id4" draw:end-glue-point="4" svg:d="M10200 14900l-250 1000" svg:viewBox="0 0 251 1001">
          <text:p/>
        </draw:connector>
        <draw:connector draw:style-name="gr8" draw:text-style-name="P2" draw:layer="layout" svg:x1="6.6cm" svg:y1="18.55cm" svg:x2="2.9cm" svg:y2="26.25cm" draw:start-shape="id4" draw:start-glue-point="5" draw:end-shape="id5" svg:d="M6600 18550h-4201v7700h501" svg:viewBox="0 0 4202 7701">
          <text:p text:style-name="P1">TAK</text:p>
        </draw:connector>
        <draw:connector draw:style-name="gr8" draw:text-style-name="P2" draw:layer="layout" svg:x1="13.3cm" svg:y1="18.55cm" svg:x2="14.85cm" svg:y2="21.6cm" draw:start-shape="id4" draw:start-glue-point="7" draw:end-shape="id6" svg:d="M13300 18550h1550v3050" svg:viewBox="0 0 1551 3051">
          <text:p text:style-name="P1">NIE</text:p>
        </draw:connector>
        <draw:connector draw:style-name="gr7" draw:text-style-name="P2" draw:layer="layout" svg:x1="17.9cm" svg:y1="23cm" svg:x2="9.95cm" svg:y2="15.9cm" draw:start-shape="id6" draw:start-glue-point="1" draw:end-shape="id4" draw:end-glue-point="4" svg:d="M17900 23000h501v-7601h-8451v501" svg:viewBox="0 0 8452 76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18:10:18.203000000</meta:creation-date>
    <dc:date>2017-10-09T18:13:48.099000000</dc:date>
    <meta:editing-duration>PT3M30S</meta:editing-duration>
    <meta:editing-cycles>1</meta:editing-cycles>
    <meta:document-statistic meta:object-count="12"/>
    <meta:generator>LibreOffice/5.2.2.2$Windows_X86_64 LibreOffice_project/8f96e87c890bf8fa77463cd4b640a2312823f3ad</meta:generator>
  </office:meta>
</office:document-meta>
</file>